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_31_DUO_5f_Overskrift">
      <style:text-properties officeooo:paragraph-rsid="009aac66"/>
    </style:style>
    <style:style style:name="P4" style:family="paragraph" style:parent-style-name="Brodtekst">
      <style:text-properties officeooo:paragraph-rsid="009aac66"/>
    </style:style>
    <style:style style:name="P5" style:family="paragraph" style:parent-style-name="_31_DUO_5f_Overskrift" style:master-page-name="First_20_Page">
      <style:paragraph-properties style:page-number="1"/>
      <style:text-properties officeooo:paragraph-rsid="00a24238"/>
    </style:style>
    <style:style style:name="T1" style:family="text">
      <style:text-properties fo:font-weight="normal" style:font-weight-asian="normal" style:font-weight-complex="normal"/>
    </style:style>
    <style:style style:name="T2" style:family="text">
      <style:text-properties fo:font-weight="normal" officeooo:rsid="009aac66" style:font-weight-asian="normal" style:font-weight-complex="normal"/>
    </style:style>
    <style:style style:name="T3" style:family="text">
      <style:text-properties fo:font-weight="normal" officeooo:rsid="009c1e74" style:font-weight-asian="normal" style:font-weight-complex="normal"/>
    </style:style>
    <style:style style:name="T4" style:family="text">
      <style:text-properties fo:font-weight="normal" officeooo:rsid="009d2858" style:font-weight-asian="normal" style:font-weight-complex="normal"/>
    </style:style>
    <style:style style:name="T5" style:family="text">
      <style:text-properties fo:font-weight="normal" officeooo:rsid="009e147d" style:font-weight-asian="normal" style:font-weight-complex="normal"/>
    </style:style>
    <style:style style:name="T6" style:family="text">
      <style:text-properties fo:font-weight="normal" officeooo:rsid="009fdb57" style:font-weight-asian="normal" style:font-weight-complex="normal"/>
    </style:style>
    <style:style style:name="T7" style:family="text">
      <style:text-properties fo:font-weight="normal" officeooo:rsid="00a04b5a" style:font-weight-asian="normal" style:font-weight-complex="normal"/>
    </style:style>
    <style:style style:name="T8" style:family="text">
      <style:text-properties fo:font-weight="normal" officeooo:rsid="00a193b8" style:font-weight-asian="normal" style:font-weight-complex="normal"/>
    </style:style>
    <style:style style:name="T9" style:family="text">
      <style:text-properties fo:font-weight="normal" officeooo:rsid="00a1a59a" style:font-weight-asian="normal" style:font-weight-complex="normal"/>
    </style:style>
    <style:style style:name="T10" style:family="text">
      <style:text-properties fo:font-weight="normal" officeooo:rsid="00a24238" style:font-weight-asian="normal" style:font-weight-complex="normal"/>
    </style:style>
    <style:style style:name="T11" style:family="text">
      <style:text-properties fo:font-style="italic" fo:font-weight="normal" officeooo:rsid="009aac66" style:font-style-asian="italic" style:font-weight-asian="normal" style:font-style-complex="italic" style:font-weight-complex="normal"/>
    </style:style>
    <style:style style:name="T12" style:family="text">
      <style:text-properties fo:font-style="italic" fo:font-weight="normal" officeooo:rsid="00a04b5a" style:font-style-asian="italic" style:font-weight-asian="normal" style:font-style-complex="italic" style:font-weight-complex="normal"/>
    </style:style>
    <style:style style:name="T13" style:family="text">
      <style:text-properties fo:font-style="normal" fo:font-weight="normal" officeooo:rsid="00a04b5a" style:font-style-asian="normal" style:font-weight-asian="normal" style:font-style-complex="normal" style:font-weight-complex="normal"/>
    </style:style>
    <style:style style:name="T14" style:family="text">
      <style:text-properties officeooo:rsid="009aac66"/>
    </style:style>
    <style:style style:name="T15" style:family="text">
      <style:text-properties officeooo:rsid="00a24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Strong_20_Emphasis"><text:span text:style-name="T15">Regnskap, kompetansemål og læreplanen: en politisk ontologi</text:span></text:span></text:h>
      <text:p text:style-name="Brodtekst"><text:span text:style-name="Strong_20_Emphasis"><text:span text:style-name="T1"/></text:span></text:p>
      <text:p text:style-name="Brodtekst"><text:span text:style-name="Strong_20_Emphasis"><text:span text:style-name="T1">- </text:span></text:span><text:span text:style-name="Strong_20_Emphasis"><text:span text:style-name="T10">Det var en økonomisk friksjon mellom det å kunne evaluere læring objektivt og realistisk. </text:span></text:span></text:p>
      <text:p text:style-name="Brodtekst"><text:span text:style-name="Strong_20_Emphasis"><text:span text:style-name="T1">- </text:span></text:span><text:span text:style-name="Strong_20_Emphasis"><text:span text:style-name="T10">Å planlegge timer var relatert til forholdet læreren hadde til elevens subjektivitet. Boka stabiliserte forholdet mellom det lærerne og elevene viste (kunne se). </text:span></text:span></text:p>
      <text:p text:style-name="Brodtekst"><text:span text:style-name="Strong_20_Emphasis"><text:span text:style-name="T10">- </text:span></text:span></text:p>
      <text:h text:style-name="P3" text:outline-level="1"><text:span text:style-name="Strong_20_Emphasis"><text:span text:style-name="T14">En iterativt styringspraksis</text:span></text:span></text:h>
      <text:p text:style-name="Brodtekst"><text:span text:style-name="Strong_20_Emphasis"><text:span text:style-name="T1"/></text:span></text:p>
      <text:p text:style-name="P4"><text:span text:style-name="Strong_20_Emphasis"><text:span text:style-name="T2">- Visma </text:span></text:span><text:span text:style-name="Strong_20_Emphasis"><text:span text:style-name="T11">flyt</text:span></text:span><text:span text:style-name="Strong_20_Emphasis"><text:span text:style-name="T2"> gjør en oppdeling (avgrensning) og effektivisering.</text:span></text:span></text:p>
      <text:p text:style-name="P4"><text:span text:style-name="Strong_20_Emphasis"><text:span text:style-name="T2">- Digitalisering som apolitisk: nasjonale prøver deltar i skapelsen av et økosystem og en autonom (uavhengige) digital læringsidentitet.</text:span></text:span></text:p>
      <text:p text:style-name="P4"><text:span text:style-name="Strong_20_Emphasis"><text:span text:style-name="T2">- Sam-skapelsen av menneske og maskin går hand i hand med en post-human tilnærming til læring: en annen form for (mass)individualisering.</text:span></text:span></text:p>
      <text:p text:style-name="P4"><text:span text:style-name="Strong_20_Emphasis"><text:span text:style-name="T2">- Den uformelle statusen/relasjonen til læreren skaper rom til at uformell læring skjer, slik at evnen til å delta i en gruppe og ikke på samme måte hindrer eleven fra å følge et individuelt løp.</text:span></text:span></text:p>
      <text:p text:style-name="P4"><text:span text:style-name="Strong_20_Emphasis"><text:span text:style-name="T2">- Dette kan forståes som en annen form for synkronitet/samtidighet assosiert med det digitale.</text:span></text:span></text:p>
      <text:p text:style-name="P4"><text:span text:style-name="Strong_20_Emphasis"><text:span text:style-name="T2">- </text:span></text:span><text:span text:style-name="Strong_20_Emphasis"><text:span text:style-name="T3">Dette var også synlig i gjen-skapelsen av skolens administrasjon. Den virtuelle karakteren (materialiteten) til brukeren til læreren </text:span></text:span><text:span text:style-name="Strong_20_Emphasis"><text:span text:style-name="T4">var utgangspunkt for to nye systemer som skulle sørge for at avgjørelser i større grad kunne taes autonomt. Ledelsen skulle så arbeide ut ifra en ressultat-rapport.</text:span></text:span></text:p>
      <text:p text:style-name="P4"><text:span text:style-name="Strong_20_Emphasis"><text:span text:style-name="T4">- Man greide ikke helt å skille mellom det administrative og det pedagogiske likevel. Særlig i forbindelse med utviklingen av slike nye rutiner og verktøy.</text:span></text:span></text:p>
      <text:p text:style-name="P4"><text:span text:style-name="Strong_20_Emphasis"><text:span text:style-name="T4">- Infrastruktureringen av læreplanen var et godt eksempel. Forholdet med UDIR sine nettsider var en ting som forandret seg og grep inn i de politiske verktøyene (fra desentralisert til distribuerte strukturer). Skapelsen av et ’nå’ tok mye arbeid og effekten overgangen fra papir til det digitale var undervurdert.</text:span></text:span></text:p>
      <text:p text:style-name="P4"><text:span text:style-name="Strong_20_Emphasis"><text:span text:style-name="T4">- </text:span></text:span><text:span text:style-name="Strong_20_Emphasis"><text:span text:style-name="T5">Det at ’applikasjonen’ (og dens økonomi) overskredet skille mellom det virtuelle (forandret det virtuelle) var betydningsfullt i utviklingen av underveisvurdering: </text:span></text:span><text:span text:style-name="Strong_20_Emphasis"><text:span text:style-name="T9">en annen temporal forståelse av læring.</text:span></text:span></text:p>
      <text:p text:style-name="P4"><text:span text:style-name="Strong_20_Emphasis"><text:span text:style-name="T5">- Det at ansatte ble behandlet som elever av regnsskapssystemet, som menneskelige ressurser, var med i skiftet i rom som gjorde skolen det samme som representasjonen </text:span></text:span><text:span text:style-name="Strong_20_Emphasis"><text:span text:style-name="T7">skyen</text:span></text:span><text:span text:style-name="Strong_20_Emphasis"><text:span text:style-name="T5">.</text:span></text:span></text:p>
      <text:p text:style-name="P4"><text:soft-page-break/><text:span text:style-name="Strong_20_Emphasis"><text:span text:style-name="T5">- </text:span></text:span><text:span text:style-name="Strong_20_Emphasis"><text:span text:style-name="T7">Dette medgikk også i utfordringen av </text:span></text:span><text:span text:style-name="Strong_20_Emphasis"><text:span text:style-name="T8">klasserommet som ’det’ sosiale rommet. </text:span></text:span><text:span text:style-name="Strong_20_Emphasis"><text:span text:style-name="T9">Og hvis flere former for å være sosial skulle inkluderes i betydningen av å ’kunne’ (ha kompetanse) hvor gikk grensen til ’naturlige’ (permanente) lærevansker? Hvilket ansvar kunne læreren ta for å beskytte barn fra noe de ikke kunne klare osv.? ’Tilgang’ slik som var assosiert med sosiale nettverk var absolutt ikke garantert, enten form barn med spesielle behov eller behov for annen tilpassing. ’Likhet’ var knyttet til objektenes offentlighet og rammene for objektivitet. </text:span></text:span></text:p>
      <text:p text:style-name="P4"><text:span text:style-name="Strong_20_Emphasis"><text:span text:style-name="T9">- Forenklingen av computeren gikk også sammen i med en avkutting av skoleier og leverandør, på en slik måte at hva lærere kunne om systemet betydde mindre. Lærerne sine systemer var oversett. Det læreren hadde på computeren var ikke skolens sak. Tidligere LMS og dens demokratiske form hadde vært knyttet til forventninger om stabile dokumenter som lærere kunne produsere og dele. ’Tilgangen’ til disse digitale objektene var derfor stadig oversett, og det var også systemene rundt dem. </text:span></text:span></text:p>
      <text:p text:style-name="P4"><text:span text:style-name="Strong_20_Emphasis"><text:span text:style-name="T5"/></text:span></text:p>
      <text:h text:style-name="_31_DUO_5f_Overskrift" text:outline-level="1"><text:span text:style-name="Strong_20_Emphasis">Del 2</text:span></text:h>
      <text:p text:style-name="P4"><text:span text:style-name="Strong_20_Emphasis"><text:span text:style-name="T6">1</text:span></text:span><text:span text:style-name="Strong_20_Emphasis"><text:span text:style-name="T5"> </text:span></text:span><text:span text:style-name="Strong_20_Emphasis"><text:span text:style-name="T6">At computere og tekst fortsatt må forståes rasjonelt: </text:span></text:span><text:span text:style-name="Strong_20_Emphasis"><text:span text:style-name="T7">algoritmer </text:span></text:span><text:span text:style-name="Strong_20_Emphasis"><text:span text:style-name="T6">i en annen </text:span></text:span><text:span text:style-name="Strong_20_Emphasis"><text:span text:style-name="T7">(distribuert)</text:span></text:span><text:span text:style-name="Strong_20_Emphasis"><text:span text:style-name="T6"> ’form’. Hva er naturlig og hva er samfunnsrelatert når det kommer til utviklingen av ’godt’ læremateriell? </text:span></text:span><text:span text:style-name="Strong_20_Emphasis"><text:span text:style-name="T7">En </text:span></text:span><text:span text:style-name="Strong_20_Emphasis"><text:span text:style-name="T12">grenseinfrastruktur </text:span></text:span><text:span text:style-name="Strong_20_Emphasis"><text:span text:style-name="T13">som knyttet sammen datamaskinen og nye former for kunnskap og makt. Knytter slik makt til regnskapspraksiser. </text:span></text:span></text:p>
      <text:p text:style-name="P4"><text:span text:style-name="Strong_20_Emphasis"><text:span text:style-name="T6">2 At dybdelæring tillater ’diskresjon’ slik at kommuner ikke må holdes ansvarlig for resultater knyttet til forsøket på å skape en høy kvalitet skole for alle! </text:span></text:span><text:span text:style-name="Strong_20_Emphasis"><text:span text:style-name="T7">Å styre igjennom tal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MP2"/>
      </style:footer>
      <style:footer-left>
        <text:p text:style-name="MP2"><text:page-number text:select-page="current">IV</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0</meta:editing-cycles>
    <meta:print-date>2009-03-06T08:41:00</meta:print-date>
    <meta:creation-date>2012-08-21T07:27:00</meta:creation-date>
    <dc:date>2019-01-31T12:36:16.266217133</dc:date>
    <meta:editing-duration>P1DT5H59M16S</meta:editing-duration>
    <meta:generator>LibreOffice/6.0.7.3$Linux_X86_64 LibreOffice_project/00m0$Build-3</meta:generator>
    <meta:document-statistic meta:table-count="0" meta:image-count="0" meta:object-count="0" meta:page-count="4" meta:paragraph-count="24" meta:word-count="564" meta:character-count="3685" meta:non-whitespace-character-count="313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NUO2iv5k"/&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